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896in" fo:margin-left="-0.0785in" table:align="left" style:writing-mode="lr-tb"/>
    </style:style>
    <style:style style:name="Table1.A" style:family="table-column">
      <style:table-column-properties style:column-width="0.3993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2.5438in"/>
    </style:style>
    <style:style style:name="Table1.D" style:family="table-column">
      <style:table-column-properties style:column-width="2.4167in"/>
    </style:style>
    <style:style style:name="Table1.1" style:family="table-row">
      <style:table-row-properties style:min-row-height="1.825in" fo:keep-together="always"/>
    </style:style>
    <style:style style:name="Table1.A1" style:family="table-cell">
      <style:table-cell-properties style:vertical-align="middle" fo:background-color="#e0e0e0" fo:padding-left="0.075in" fo:padding-right="0.075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1.5pt solid #000000" style:writing-mode="lr-tb"/>
    </style:style>
    <style:style style:name="Table1.2" style:family="table-row">
      <style:table-row-properties style:min-row-height="1.9681in" fo:keep-together="always"/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1.5pt solid #000000" fo:border-bottom="1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3" style:family="table-row">
      <style:table-row-properties style:min-row-height="2.0535in" fo:keep-together="always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4" style:family="table-row">
      <style:table-row-properties style:min-row-height="1.7819in" fo:keep-together="always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5" style:family="table-row">
      <style:table-row-properties style:min-row-height="2.0826in" fo:keep-together="always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Gill Sans" style:font-name-complex="Gill Sans"/>
    </style:style>
    <style:style style:name="P3" style:family="paragraph" style:parent-style-name="Header">
      <style:paragraph-properties fo:line-height="150%">
        <style:tab-stops/>
      </style:paragraph-properties>
      <style:text-properties style:font-name="Gill Sans" style:font-name-complex="Gill Sans"/>
    </style:style>
    <style:style style:name="P4" style:family="paragraph" style:parent-style-name="Header">
      <style:paragraph-properties fo:margin-top="0.0835in" fo:margin-bottom="0.0835in" loext:contextual-spacing="false">
        <style:tab-stops/>
      </style:paragraph-properties>
      <style:text-properties style:font-name="Gill Sans" style:font-name-complex="Gill Sans"/>
    </style:style>
    <style:style style:name="P5" style:family="paragraph" style:parent-style-name="Header">
      <style:paragraph-properties fo:margin-top="0in" fo:margin-bottom="0.0835in" loext:contextual-spacing="false">
        <style:tab-stops/>
      </style:paragraph-properties>
      <style:text-properties style:font-name="Gill Sans" style:font-name-complex="Gill Sans"/>
    </style:style>
    <style:style style:name="P6" style:family="paragraph" style:parent-style-name="Header">
      <style:paragraph-properties fo:margin-top="0.25in" fo:margin-bottom="0.0835in" loext:contextual-spacing="false">
        <style:tab-stops/>
      </style:paragraph-properties>
      <style:text-properties style:font-name="Gill Sans" style:font-name-complex="Gill Sans"/>
    </style:style>
    <style:style style:name="P7" style:family="paragraph" style:parent-style-name="Header" style:master-page-name="Standard">
      <style:paragraph-properties style:page-number="auto">
        <style:tab-stops/>
      </style:paragraph-properties>
      <style:text-properties fo:font-size="8pt" fo:font-weight="bold" style:font-size-asian="8pt" style:font-weight-asian="bold" style:font-size-complex="8pt"/>
    </style:style>
    <style:style style:name="P8" style:family="paragraph" style:parent-style-name="Text_20_body">
      <style:paragraph-properties fo:line-height="100%"/>
      <style:text-properties fo:font-size="11pt" style:font-size-asian="11pt"/>
    </style:style>
    <style:style style:name="P9" style:family="paragraph" style:parent-style-name="Text_20_body">
      <style:paragraph-properties fo:margin-top="0.1665in" fo:margin-bottom="0in" loext:contextual-spacing="false" fo:line-height="100%"/>
      <style:text-properties fo:font-size="11pt" style:font-size-asian="11pt"/>
    </style:style>
    <style:style style:name="P10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P11" style:family="paragraph" style:parent-style-name="Standard">
      <style:paragraph-properties fo:margin-top="0.0835in" fo:margin-bottom="0.0835in" loext:contextual-spacing="false" fo:text-align="center" style:justify-single-word="false"/>
      <style:text-properties fo:font-size="16pt" fo:font-weight="bold" style:font-size-asian="16pt" style:font-weight-asian="bold"/>
    </style:style>
    <style:style style:name="P12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Gill Sans" fo:font-size="16pt" fo:font-weight="bold" style:font-size-asian="16pt" style:font-weight-asian="bold" style:font-name-complex="Gill Sans"/>
    </style:style>
    <style:style style:name="P13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style:font-name="Gill Sans" fo:font-size="16pt" fo:font-weight="bold" style:font-size-asian="16pt" style:font-weight-asian="bold" style:font-name-complex="Gill Sans"/>
    </style:style>
    <style:style style:name="P14" style:family="paragraph" style:parent-style-name="Standard">
      <style:paragraph-properties fo:margin-top="0.0835in" fo:margin-bottom="0.0835in" loext:contextual-spacing="false" fo:line-height="150%"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top="0.0835in" fo:margin-bottom="0.0835in" loext:contextual-spacing="false" fo:line-height="150%" style:snap-to-layout-grid="false"/>
      <style:text-properties fo:font-size="10pt" style:font-size-asian="10pt"/>
    </style:style>
    <style:style style:name="P16" style:family="paragraph" style:parent-style-name="Standard">
      <style:paragraph-properties fo:margin-left="0in" fo:margin-right="-0.0626in" fo:text-indent="0in" style:auto-text-indent="false"/>
      <style:text-properties style:font-name="Gill Sans" style:font-name-complex="Gill Sans"/>
    </style:style>
    <style:style style:name="P17" style:family="paragraph" style:parent-style-name="Standard">
      <style:paragraph-properties fo:margin-left="0in" fo:margin-right="-0.0626in" fo:text-indent="0in" style:auto-text-indent="false"/>
      <style:text-properties style:font-name="Gill Sans" fo:font-size="8pt" fo:font-weight="bold" style:font-size-asian="8pt" style:font-weight-asian="bold" style:font-name-complex="Gill Sans" style:font-size-complex="8pt"/>
    </style:style>
    <style:style style:name="P18" style:family="paragraph" style:parent-style-name="Standard" style:list-style-name="WW8Num1">
      <style:paragraph-properties fo:margin-left="0.2173in" fo:margin-right="0in" fo:margin-top="0.1665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19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>
        <style:tab-stops/>
      </style:paragraph-properties>
    </style:style>
    <style:style style:name="P20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1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/>
      <style:text-properties fo:font-size="9pt" style:font-size-asian="9pt"/>
    </style:style>
    <style:style style:name="P22" style:family="paragraph" style:parent-style-name="Standard" style:list-style-name="WW8Num1">
      <style:paragraph-properties fo:margin-left="0.2173in" fo:margin-right="0in" fo:margin-top="0in" fo:margin-bottom="0.0835in" loext:contextual-spacing="false" fo:text-indent="-0.1874in" style:auto-text-indent="false">
        <style:tab-stops/>
      </style:paragraph-properties>
    </style:style>
    <style:style style:name="P23" style:family="paragraph" style:parent-style-name="Standard" style:list-style-name="WW8Num1">
      <style:paragraph-properties fo:margin-left="0.2173in" fo:margin-right="0in" fo:margin-top="0.25in" fo:margin-bottom="0.0417in" loext:contextual-spacing="false" fo:text-indent="-0.1874in" style:auto-text-indent="false"/>
      <style:text-properties fo:font-size="9pt" style:font-size-asian="9pt"/>
    </style:style>
    <style:style style:name="P24" style:family="paragraph" style:parent-style-name="Standard" style:list-style-name="WW8Num1">
      <style:paragraph-properties fo:margin-left="0.2173in" fo:margin-right="0in" fo:margin-top="0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5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9pt" style:font-size-asian="9pt"/>
    </style:style>
    <style:style style:name="P26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fo:font-size="9pt" style:font-size-asian="9pt"/>
    </style:style>
    <style:style style:name="P27" style:family="paragraph" style:parent-style-name="Standard">
      <style:paragraph-properties fo:margin-top="0in" fo:margin-bottom="0.0835in" loext:contextual-spacing="false"/>
      <style:text-properties style:font-name="Gill Sans" fo:font-size="9pt" style:font-size-asian="9pt" style:font-name-complex="Gill Sans"/>
    </style:style>
    <style:style style:name="P28" style:family="paragraph" style:parent-style-name="Standard">
      <style:paragraph-properties fo:margin-top="0.0835in" fo:margin-bottom="0.1665in" loext:contextual-spacing="false" fo:line-height="150%" style:snap-to-layout-grid="false"/>
    </style:style>
    <style:style style:name="P29" style:family="paragraph" style:parent-style-name="Standard">
      <style:paragraph-properties fo:margin-top="0.0835in" fo:margin-bottom="0.1665in" loext:contextual-spacing="false" fo:line-height="150%" style:snap-to-layout-grid="false"/>
      <style:text-properties style:text-underline-style="solid" style:text-underline-width="auto" style:text-underline-color="font-color"/>
    </style:style>
    <style:style style:name="P30" style:family="paragraph" style:parent-style-name="Heading_20_3">
      <style:paragraph-properties style:snap-to-layout-grid="false"/>
    </style:style>
    <style:style style:name="P31" style:family="paragraph" style:parent-style-name="Heading_20_3">
      <style:paragraph-properties fo:text-align="start" style:justify-single-word="false" style:snap-to-layout-grid="false"/>
      <style:text-properties fo:font-size="10pt" style:font-size-asian="10pt"/>
    </style:style>
    <style:style style:name="P32" style:family="paragraph" style:parent-style-name="Heading_20_3">
      <style:paragraph-properties fo:text-align="start" style:justify-single-word="false"/>
      <style:text-properties fo:font-size="10pt" style:font-name-asian="Gill Sans" style:font-size-asian="10pt"/>
    </style:style>
    <style:style style:name="P33" style:family="paragraph" style:parent-style-name="Heading_20_3">
      <style:paragraph-properties fo:margin-top="0.25in" fo:margin-bottom="0.0835in" loext:contextual-spacing="false"/>
    </style:style>
    <style:style style:name="P34" style:family="paragraph" style:parent-style-name="Heading_20_3">
      <style:paragraph-properties fo:margin-top="0in" fo:margin-bottom="0in" loext:contextual-spacing="false"/>
    </style:style>
    <style:style style:name="P35" style:family="paragraph" style:parent-style-name="Heading_20_3">
      <style:paragraph-properties fo:margin-top="0in" fo:margin-bottom="0in" loext:contextual-spacing="false" fo:text-align="start" style:justify-single-word="false"/>
    </style:style>
    <style:style style:name="P36" style:family="paragraph" style:parent-style-name="Heading_20_3">
      <style:paragraph-properties fo:margin-top="0in" fo:margin-bottom="0in" loext:contextual-spacing="false" fo:text-align="start" style:justify-single-word="false"/>
      <style:text-properties fo:font-size="8pt" style:text-underline-style="solid" style:text-underline-width="auto" style:text-underline-color="font-color" style:font-size-asian="8pt"/>
    </style:style>
    <style:style style:name="T1" style:family="text">
      <style:text-properties style:font-name="Gill Sans" style:font-name-complex="Gill Sans"/>
    </style:style>
    <style:style style:name="T2" style:family="text">
      <style:text-properties fo:font-size="10pt" style:font-size-asian="10pt"/>
    </style:style>
    <style:style style:name="T3" style:family="text">
      <style:text-properties fo:font-size="9pt" style:font-size-asian="9pt"/>
    </style:style>
    <style:style style:name="T4" style:family="text">
      <style:text-properties style:font-name-asian="Gill Sans"/>
    </style:style>
    <style:style style:name="T5" style:family="text">
      <style:text-properties style:font-name="Gill Sans Light" fo:font-size="7pt" style:font-size-asian="7pt" style:font-name-complex="Gill Sans Light"/>
    </style:style>
    <style:style style:name="T6" style:family="text">
      <style:text-properties style:font-name="Gill Sans Light" fo:font-size="8pt" style:font-size-asian="8pt" style:font-name-complex="Gill Sans Light"/>
    </style:style>
    <style:style style:name="T7" style:family="text">
      <style:text-properties style:font-name="Symbol" fo:font-size="7pt" style:font-size-asian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/>
            <text:p text:style-name="P12">S</text:p>
            <text:p text:style-name="P11"/>
          </table:table-cell>
          <table:table-cell table:style-name="Table1.B1" office:value-type="string">
            <text:p text:style-name="P4">SUBJECT </text:p>
            <text:p text:style-name="P16">What content or topic does the author explore in this piece?</text:p>
            <text:p text:style-name="P17"/>
            <text:p text:style-name="P1"/>
          </table:table-cell>
          <table:table-cell table:style-name="Table1.C1" office:value-type="string">
            <text:list xml:id="list1608436834921016156" text:style-name="WW8Num1">
              <text:list-item>
                <text:p text:style-name="P18">The article is mainly about____________.</text:p>
              </text:list-item>
              <text:list-item>
                <text:p text:style-name="P20">The author argues that <text:s/>____________. </text:p>
              </text:list-item>
              <text:list-item>
                <text:p text:style-name="P20">The central point of the article is ______. </text:p>
              </text:list-item>
            </text:list>
          </table:table-cell>
          <table:table-cell table:style-name="Table1.D1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26"/>
            <text:p text:style-name="P25"/>
            <text:h text:style-name="Heading_20_3" text:outline-level="3">O</text:h>
            <text:p text:style-name="P25"/>
          </table:table-cell>
          <table:table-cell table:style-name="Table1.B2" office:value-type="string">
            <text:p text:style-name="P2"/>
            <text:p text:style-name="P3">OCCASION </text:p>
            <text:p text:style-name="P5">What do we know about the time when this piece was written? What circumstances or situation may have influenced the writing of this piece?</text:p>
          </table:table-cell>
          <table:table-cell table:style-name="Table1.C2" office:value-type="string">
            <text:list xml:id="list130415570844746" text:continue-numbering="true" text:style-name="WW8Num1">
              <text:list-item>
                <text:p text:style-name="P20">During this period in history, _________.</text:p>
              </text:list-item>
              <text:list-item>
                <text:p text:style-name="P20">When this was written,_____________.</text:p>
              </text:list-item>
              <text:list-item>
                <text:p text:style-name="P22"><text:span text:style-name="T3">The circumstances surrounding this piece <text:s text:c="18"/>include ____________.</text:span></text:p>
              </text:list-item>
            </text:list>
          </table:table-cell>
          <table:table-cell table:style-name="Table1.D2" office:value-type="string">
            <text:p text:style-name="P28"/>
          </table:table-cell>
        </table:table-row>
        <table:table-row table:style-name="Table1.3">
          <table:table-cell table:style-name="Table1.A2" office:value-type="string">
            <text:h text:style-name="P30" text:outline-level="3"/>
            <text:h text:style-name="P33" text:outline-level="3">A</text:h>
            <text:p text:style-name="P25"/>
          </table:table-cell>
          <table:table-cell table:style-name="Table1.B3" office:value-type="string">
            <text:p text:style-name="P9">AUDIENCE </text:p>
            <text:p text:style-name="P8">Who is this piece directed toward? Who is the intended reader? What prior knowledge might the intended readers have?</text:p>
          </table:table-cell>
          <table:table-cell table:style-name="Table1.C3" office:value-type="string">
            <text:list xml:id="list130417245338998" text:continue-numbering="true" text:style-name="WW8Num1">
              <text:list-item>
                <text:p text:style-name="P23">The article was written for___________.</text:p>
              </text:list-item>
              <text:list-item>
                <text:p text:style-name="P21">The intended audience is ____________.</text:p>
              </text:list-item>
            </text:list>
          </table:table-cell>
          <table:table-cell table:style-name="Table1.D3" office:value-type="string">
            <text:p text:style-name="P28"/>
          </table:table-cell>
        </table:table-row>
        <table:table-row table:style-name="Table1.4">
          <table:table-cell table:style-name="Table1.A2" office:value-type="string">
            <text:h text:style-name="P31" text:outline-level="3"/>
            <text:p text:style-name="P1"/>
            <text:h text:style-name="P34" text:outline-level="3">P</text:h>
            <text:p text:style-name="P25"/>
          </table:table-cell>
          <table:table-cell table:style-name="Table1.B4" office:value-type="string">
            <text:p text:style-name="P6">PURPOSE</text:p>
            <text:p text:style-name="P4">What is the text trying to accomplish?</text:p>
          </table:table-cell>
          <table:table-cell table:style-name="Table1.C4" office:value-type="string">
            <text:list xml:id="list130416309239648" text:continue-numbering="true" text:style-name="WW8Num1">
              <text:list-item>
                <text:p text:style-name="P20">We read this to learn about _________. </text:p>
              </text:list-item>
              <text:list-item>
                <text:p text:style-name="P20">The work furthers our understanding <text:s text:c="9"/>of______.</text:p>
              </text:list-item>
              <text:list-item>
                <text:p text:style-name="P20">The piece leads us to question_________.</text:p>
              </text:list-item>
            </text:list>
          </table:table-cell>
          <table:table-cell table:style-name="Table1.D4" office:value-type="string">
            <text:p text:style-name="P28"/>
          </table:table-cell>
        </table:table-row>
        <table:table-row table:style-name="Table1.5">
          <table:table-cell table:style-name="Table1.A2" office:value-type="string">
            <text:h text:style-name="P32" text:outline-level="3"><text:s text:c="9"/></text:h>
            <text:h text:style-name="P36" text:outline-level="3"/>
            <text:h text:style-name="P35" text:outline-level="3"><text:span text:style-name="T4"><text:s/></text:span>S</text:h>
            <text:p text:style-name="P27"/>
          </table:table-cell>
          <table:table-cell table:style-name="Table1.B5" office:value-type="string">
            <text:p text:style-name="P15"/>
            <text:p text:style-name="P3">SPEAKER </text:p>
            <text:p text:style-name="P4">Who is the writer? What is known about him or her?</text:p>
          </table:table-cell>
          <table:table-cell table:style-name="Table1.C5" office:value-type="string">
            <text:list xml:id="list130416618168719" text:continue-numbering="true" text:style-name="WW8Num1">
              <text:list-item>
                <text:p text:style-name="P24">_______ reveals that the writer is _____.</text:p>
              </text:list-item>
              <text:list-item>
                <text:p text:style-name="P19"><text:span text:style-name="T3">Because of ________, we can assume the writer is ____________.</text:span></text:p>
              </text:list-item>
            </text:list>
          </table:table-cell>
          <table:table-cell table:style-name="Table1.D5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" style:font-family-asian="Times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 fo:line-height="150%"/>
      <style:text-properties style:font-name="Gill Sans" fo:font-family="'Gill Sans'" style:font-pitch="variable" fo:font-size="12pt" style:font-size-asian="12pt" style:font-name-complex="Gill Sans" style:font-family-complex="'Gill Sans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Gill Sans" fo:font-family="'Gill Sans'" style:font-pitch="variable" fo:font-size="16pt" style:font-name-asian="Times" style:font-family-asian="Times" style:font-pitch-asian="variable" style:font-size-asian="16pt" style:font-name-complex="Gill Sans" style:font-family-complex="'Gill Sans'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text-align="center" style:justify-single-word="false" fo:keep-with-next="always"/>
      <style:text-properties style:font-name="Gill Sans" fo:font-family="'Gill Sans'" style:font-pitch="variable" fo:font-size="16pt" fo:font-weight="bold" style:font-size-asian="16pt" style:font-weight-asian="bold" style:font-name-complex="Gill Sans" style:font-family-complex="'Gill Sans'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Gill Sans Light" fo:font-family="'Gill Sans Light'" style:font-pitch="variable" fo:font-size="8pt" style:font-size-asian="8pt" style:font-name-complex="Gill Sans Light" style:font-family-complex="'Gill Sans Light'" style:font-pitch-complex="variable"/>
    </style:style>
    <style:style style:name="Main_20_Heading" style:display-name="Main Heading" style:family="paragraph" style:parent-style-name="Heading_20_1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1.5pt solid #000000">
        <style:tab-stops>
          <style:tab-stop style:position="1.6874in"/>
        </style:tab-stops>
      </style:paragraph-properties>
      <style:text-properties style:font-name="Gill Sans" fo:font-family="'Gill Sans'" style:font-pitch="variable" fo:font-size="18pt" fo:font-weight="normal" style:font-size-asian="18pt" style:font-weight-asian="normal" style:font-name-complex="Gill Sans" style:font-family-complex="'Gill Sans'" style:font-pitch-complex="variable"/>
    </style:style>
    <style:style style:name="Odd_20_page_20_footer" style:display-name="Odd page footer" style:family="paragraph" style:parent-style-name="Footer">
      <style:paragraph-properties fo:margin-left="0.3799in" fo:margin-right="0in" fo:margin-top="0in" fo:margin-bottom="0in" loext:contextual-spacing="false" fo:text-indent="-0.3799in" style:auto-text-indent="false">
        <style:tab-stops>
          <style:tab-stop style:position="1.3299in"/>
          <style:tab-stop style:position="2.6598in"/>
          <style:tab-stop style:position="3in" style:type="center"/>
          <style:tab-stop style:position="3.9898in"/>
          <style:tab-stop style:position="5.3193in"/>
          <style:tab-stop style:position="6in" style:type="right"/>
        </style:tab-stops>
      </style:paragraph-properties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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">
        <style:list-level-properties text:list-level-position-and-space-mode="label-alignment">
          <style:list-level-label-alignment text:label-followed-by="listtab" text:list-tab-stop-position="0.2799in" fo:text-indent="-0.05in" fo:margin-left="0.27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299in" fo:text-indent="-0.25in" fo:margin-left="3.529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0299in" fo:text-indent="-0.25in" fo:margin-left="4.029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299in" fo:text-indent="-0.25in" fo:margin-left="4.529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MT1" style:family="text">
      <style:text-properties style:font-name="Gill Sans Light" fo:font-size="7pt" style:font-size-asian="7pt" style:font-name-complex="Gill Sans Light"/>
    </style:style>
    <style:style style:name="MT2" style:family="text">
      <style:text-properties style:font-name="Gill Sans Light" fo:font-size="8pt" style:font-size-asian="8pt" style:font-name-complex="Gill Sans Light"/>
    </style:style>
    <style:style style:name="MT3" style:family="text">
      <style:text-properties style:font-name="Symbol" fo:font-size="7pt" style:font-size-asian="7pt"/>
    </style:style>
    <style:page-layout style:name="Mpm1">
      <style:page-layout-properties fo:page-width="8.5in" fo:page-height="11in" style:num-format="1" style:print-orientation="portrait" fo:margin-top="0.3098in" fo:margin-bottom="0.2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098in" fo:margin-top="0.07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vy</text:span><text:span text:style-name="MT2"> <text:s text:c="58"/>Constructing Meaning: Explicit Language for Content Instruction <text:s text:c="43"/></text:span><text:span text:style-name="MT3"></text:span><text:span text:style-name="MT1"> 2009/E.L.Achieve<text:tab/> <text:s text:c="16"/></text:span><text:span text:style-name="MT2">www.elachieve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gle-Paragraph Summary Template: </dc:title>
    <meta:initial-creator>Susana Dutro</meta:initial-creator>
    <meta:creation-date>2013-12-12T18:29:00</meta:creation-date>
    <dc:creator>Robert Weber</dc:creator>
    <dc:date>2015-03-10T07:23:00</dc:date>
    <meta:print-date>2015-03-10T08:21:00</meta:print-date>
    <meta:editing-cycles>5</meta:editing-cycles>
    <meta:editing-duration>PT16M</meta:editing-duration>
    <meta:document-statistic meta:table-count="1" meta:image-count="0" meta:object-count="0" meta:page-count="1" meta:paragraph-count="30" meta:word-count="187" meta:character-count="1286" meta:non-whitespace-character-count="978"/>
    <meta:generator>LibreOffice/4.3.3.2$Linux_X86_64 LibreOffice_project/430m0$Build-2</meta:generator>
  </office:meta>
</office:document-meta>
</file>